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3752in" fo:margin-right="-0.3752in" fo:text-indent="0in" style:auto-text-indent="false" style:page-number="auto" fo:background-color="transparent"/>
      <style:text-properties fo:font-size="14pt" officeooo:rsid="0018a369" officeooo:paragraph-rsid="0018c4ad" style:font-size-asian="14pt" style:font-size-complex="14pt"/>
    </style:style>
    <style:style style:name="P2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8a369" officeooo:paragraph-rsid="0018a369" style:font-size-asian="14pt" style:font-size-complex="14pt"/>
    </style:style>
    <style:style style:name="P3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8c4ad" officeooo:paragraph-rsid="0018c4ad" style:font-size-asian="14pt" style:font-size-complex="14pt"/>
    </style:style>
    <style:style style:name="P4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8e9b3" officeooo:paragraph-rsid="0018e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8e9b3" officeooo:paragraph-rsid="001a8090" style:font-size-asian="14pt" style:font-size-complex="14pt"/>
    </style:style>
    <style:style style:name="P6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a8090" officeooo:paragraph-rsid="001a8090" style:font-size-asian="14pt" style:font-size-complex="14pt"/>
    </style:style>
    <style:style style:name="P7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c79a4" officeooo:paragraph-rsid="001c79a4" style:font-size-asian="14pt" style:font-size-complex="14pt"/>
    </style:style>
    <style:style style:name="P8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f7041" officeooo:paragraph-rsid="001f7041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e0f92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erif1" fo:font-style="italic" style:font-style-asian="italic" style:font-style-complex="italic"/>
    </style:style>
    <style:style style:name="T7" style:family="text">
      <style:text-properties style:font-name="Liberation Serif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Якщо кожен елемент множини A міститься в множині B , то множина A називається :</text:p>
      <text:p text:style-name="P5"><text:span text:style-name="T5">підмножиною</text:span><text:span text:style-name="T3"> множини B ( A містить B ).</text:span></text:p>
      <text:p text:style-name="P2"><text:span text:style-name="T3"/></text:p>
      <text:p text:style-name="P3"><text:span text:style-name="T3">2. </text:span><text:span text:style-name="T1">Множина, елементами якої є елементи, які належать або до множини A , або до множини B , називається: </text:span><text:span text:style-name="T2">Об’єднанням множин</text:span></text:p>
      <text:p text:style-name="P3"><text:span text:style-name="T3"/></text:p>
      <text:p text:style-name="P6"><text:span text:style-name="T3">3. Множина, елементами якої є елементи, які належать і до множини A , і до множини B ,</text:span></text:p>
      <text:p text:style-name="P6"><text:span text:style-name="T3">називається </text:span><text:span text:style-name="T5">Перетином множин</text:span></text:p>
      <text:p text:style-name="P3"><text:span text:style-name="T3"/></text:p>
      <text:p text:style-name="P6"><text:span text:style-name="T3">4. Множина, елементами якої є ті елементи множини A , які не належать до множини B ,</text:span></text:p>
      <text:p text:style-name="P6"><text:span text:style-name="T3">називається </text:span><text:span text:style-name="T5">Різницею множин</text:span></text:p>
      <text:p text:style-name="P3"><text:span text:style-name="T3"/></text:p>
      <text:p text:style-name="P6"><text:span text:style-name="T3">5. Якщо кожному натуральному числу поставити у відповідність дійсне число, то одержимо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>1. </text:span><text:span text:style-name="T5">Множина</text:span><text:span text:style-name="T3"> – це сукупність деяких об’єктів (елементів множини), виділених за певною</text:span></text:p>
      <text:p text:style-name="P4"><text:span text:style-name="T3">ознакою чи властивістю з інших об’єктів. При цьому потрібно мати повний опис класу всіх об’єктів, які розглядаються (універсальна множина U ).</text:span></text:p>
      <text:p text:style-name="P4"><text:span text:style-name="T3"/></text:p>
      <text:p text:style-name="P4"><text:span text:style-name="T3">2. Якщо кожен елемент множини A міститься в множині B , то множина A називається</text:span></text:p>
      <text:p text:style-name="P4"><text:span text:style-name="T5">підмножиною</text:span><text:span text:style-name="T3"> множини B ( A містить B ).</text:span></text:p>
      <text:p text:style-name="P4"><text:span text:style-name="T3"/></text:p>
      <text:p text:style-name="P4"><text:span text:style-name="T3">3. Множини A та B називаються рівними ( A = B ), якщо A містить B і B містить A .</text:span></text:p>
      <text:p text:style-name="P4"><text:span text:style-name="T3"/></text:p>
      <text:p text:style-name="P4"><text:span text:style-name="T3">4. Об’єднанням множин A і B називають множину A  B , елементами якої є елементи,</text:span></text:p>
      <text:p text:style-name="P4"><text:span text:style-name="T3">які належать або до множини A , або до множини B (тобто хоча б одній з цих множин).</text:span></text:p>
      <text:p text:style-name="P4"><text:span text:style-name="T3"/></text:p>
      <text:p text:style-name="P7"><text:span text:style-name="T3">5. Перетином множин A і B називають множину A  B , елементами якої є елементи, які</text:span></text:p>
      <text:p text:style-name="P7"><text:span text:style-name="T3">належать і до множини A , і до множини B одночасно.</text:span></text:p>
      <text:p text:style-name="P7"><text:span text:style-name="T3"/></text:p>
      <text:p text:style-name="P7"><text:span text:style-name="T3">6. Різницею множин A і B називають множину A \ B , елементами якої є ті елементи</text:span></text:p>
      <text:p text:style-name="P7"><text:span text:style-name="T3">множини A , які не належать до множини B .</text:span></text:p>
      <text:p text:style-name="P7"><text:span text:style-name="T3"/></text:p>
      <text:p text:style-name="P7"><text:span text:style-name="T3">7. Декартовим добутком множин A і B називають множину A </text:span><text:span text:style-name="T6">x</text:span><text:span text:style-name="T7"> </text:span><text:span text:style-name="T3">B всіх впорядкованих</text:span></text:p>
      <text:p text:style-name="P7"><text:span text:style-name="T3">пар елементів ( a , b ) , з яких перший елемент а належить множині A , а другий в – множині B , тобто</text:span></text:p>
      <text:p text:style-name="P7"><text:soft-page-break/><text:span text:style-name="T3">A <text:s/></text:span><text:span text:style-name="T6">x</text:span><text:span text:style-name="T7"> </text:span><text:span text:style-name="T3"><text:s/>B =  ( a , b ) | a  A , b  B  .</text:span></text:p>
      <text:p text:style-name="P7"><text:span text:style-name="T3">Очевидно, що A  B  B  A .</text:span></text:p>
      <text:p text:style-name="P7"><text:span text:style-name="T3"/></text:p>
      <text:p text:style-name="P7"><text:span text:style-name="T3">8. </text:span><text:span text:style-name="T4">Комплексні числа z = a + bi</text:span></text:p>
      <text:p text:style-name="P7"><text:span text:style-name="T3"/></text:p>
      <text:p text:style-name="P8"><text:span text:style-name="T3">9. Модулем комплексного числа z = a + bi називається довжина вектора OM</text:span></text:p>
      <text:p text:style-name="P7"><text:span text:style-name="T3"/></text:p>
      <text:p text:style-name="P8"><text:span text:style-name="T3">10. Аргументом комплексного числа z = a + bi називається кут ф = arg z між вектором</text:span></text:p>
      <text:p text:style-name="P8"><text:span text:style-name="T3">OM і додатним напрямом осі Ox .</text:span></text:p>
      <text:p text:style-name="P8"><text:span text:style-name="T3"/></text:p>
      <text:p text:style-name="P8"><text:span text:style-name="T3">11. Якщо за формулою множення комплексних чисел у тригонометричній формі множити n</text:span></text:p>
      <text:p text:style-name="P8"><text:span text:style-name="T3">однакових комплексних чисел z = r (cos ф + i sin ф ) , то одержимо формулу Муавра</text:span></text:p>
      <text:p text:style-name="P8"><text:span text:style-name="T3">z n = r n (cos n ф + i sin n ф ) .</text:span></text:p>
      <text:p text:style-name="P8"><text:span text:style-name="T3"/></text:p>
      <text:p text:style-name="P8"><text:span text:style-name="T3">12. Коренем n – го степеня ( n є N ) з комплексного числа z називається таке число oo ,</text:span></text:p>
      <text:p text:style-name="P8"><text:span text:style-name="T3">що oo n = z . Його позначають n sqrt(z) .</text:span></text:p>
      <text:p text:style-name="P8"><text:span text:style-name="T3"/></text:p>
      <text:p text:style-name="P8"><text:span text:style-name="T3">13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Arial, sans-serif"/>
    <style:font-face style:name="arial" svg:font-family="arial, sans-serif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4:58:21.300706517</meta:creation-date>
    <dc:date>2021-03-21T19:17:25.841781866</dc:date>
    <meta:editing-duration>PT18M9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2" meta:paragraph-count="33" meta:word-count="452" meta:character-count="2189" meta:non-whitespace-character-count="1764"/>
  </office:meta>
</office:document-meta>
</file>